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b983"/>
    </style:style>
    <style:style style:name="P2" style:family="paragraph" style:parent-style-name="Standard" style:list-style-name="L4">
      <style:paragraph-properties fo:text-align="start" style:justify-single-word="false"/>
      <style:text-properties officeooo:paragraph-rsid="001db983"/>
    </style:style>
    <style:style style:name="P3" style:family="paragraph" style:parent-style-name="Standard" style:list-style-name="L4">
      <style:paragraph-properties fo:text-align="start" style:justify-single-word="false"/>
      <style:text-properties officeooo:paragraph-rsid="0025c57e"/>
    </style:style>
    <style:style style:name="P4" style:family="paragraph" style:parent-style-name="Standard">
      <style:paragraph-properties fo:text-align="start" style:justify-single-word="false"/>
      <style:text-properties officeooo:paragraph-rsid="001ec001"/>
    </style:style>
    <style:style style:name="P5" style:family="paragraph" style:parent-style-name="Standard" style:list-style-name="L5">
      <style:paragraph-properties fo:text-align="start" style:justify-single-word="false"/>
      <style:text-properties officeooo:paragraph-rsid="001ec001"/>
    </style:style>
    <style:style style:name="P6" style:family="paragraph" style:parent-style-name="Standard">
      <style:paragraph-properties fo:text-align="start" style:justify-single-word="false"/>
      <style:text-properties fo:language="sv" fo:country="SE" officeooo:paragraph-rsid="001cb143"/>
    </style:style>
    <style:style style:name="P7" style:family="paragraph" style:parent-style-name="Standard">
      <style:paragraph-properties fo:text-align="start" style:justify-single-word="false"/>
      <style:text-properties fo:font-size="16pt" officeooo:paragraph-rsid="00245c93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paragraph-rsid="0025c57e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paragraph-rsid="00302422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2649b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2820c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2d02a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2eb0a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30242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paragraph-rsid="0026b10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fo:language="sv" fo:country="SE" officeooo:paragraph-rsid="001cb143" style:font-size-asian="18pt" style:font-size-complex="18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8pt" officeooo:paragraph-rsid="0025c57e" style:font-size-asian="18pt" style:font-size-complex="18pt"/>
    </style:style>
    <style:style style:name="T1" style:family="text">
      <style:text-properties officeooo:rsid="001cb143"/>
    </style:style>
    <style:style style:name="T2" style:family="text">
      <style:text-properties officeooo:rsid="001db983"/>
    </style:style>
    <style:style style:name="T3" style:family="text">
      <style:text-properties fo:language="sv" fo:country="SE" officeooo:rsid="001db983"/>
    </style:style>
    <style:style style:name="T4" style:family="text">
      <style:text-properties fo:language="sv" fo:country="SE" officeooo:rsid="001ec001"/>
    </style:style>
    <style:style style:name="T5" style:family="text">
      <style:text-properties fo:language="sv" fo:country="SE" fo:font-style="normal" officeooo:rsid="001db983" style:font-style-asian="normal" style:font-style-complex="normal"/>
    </style:style>
    <style:style style:name="T6" style:family="text">
      <style:text-properties fo:language="sv" fo:country="SE" officeooo:rsid="001f7c3f"/>
    </style:style>
    <style:style style:name="T7" style:family="text">
      <style:text-properties fo:language="sv" fo:country="SE" officeooo:rsid="00200bc9"/>
    </style:style>
    <style:style style:name="T8" style:family="text">
      <style:text-properties fo:language="sv" fo:country="SE" officeooo:rsid="002151f5"/>
    </style:style>
    <style:style style:name="T9" style:family="text">
      <style:text-properties fo:language="sv" fo:country="SE" officeooo:rsid="00225e69"/>
    </style:style>
    <style:style style:name="T10" style:family="text">
      <style:text-properties fo:language="sv" fo:country="SE" officeooo:rsid="00245c93"/>
    </style:style>
    <style:style style:name="T11" style:family="text">
      <style:text-properties fo:language="sv" fo:country="SE" officeooo:rsid="0025c57e"/>
    </style:style>
    <style:style style:name="T12" style:family="text">
      <style:text-properties fo:language="sv" fo:country="SE" officeooo:rsid="002649b4"/>
    </style:style>
    <style:style style:name="T13" style:family="text">
      <style:text-properties fo:language="sv" fo:country="SE" officeooo:rsid="0026b109"/>
    </style:style>
    <style:style style:name="T14" style:family="text">
      <style:text-properties fo:language="sv" fo:country="SE" officeooo:rsid="002820c8"/>
    </style:style>
    <style:style style:name="T15" style:family="text">
      <style:text-properties fo:language="sv" fo:country="SE" officeooo:rsid="0029d8b2"/>
    </style:style>
    <style:style style:name="T16" style:family="text">
      <style:text-properties fo:language="sv" fo:country="SE" officeooo:rsid="002d02a7"/>
    </style:style>
    <style:style style:name="T17" style:family="text">
      <style:text-properties fo:language="sv" fo:country="SE" officeooo:rsid="002d02a7" style:font-size-asian="12pt"/>
    </style:style>
    <style:style style:name="T18" style:family="text">
      <style:text-properties fo:language="sv" fo:country="SE" officeooo:rsid="00302422" style:font-size-asian="12pt"/>
    </style:style>
    <style:style style:name="T19" style:family="text">
      <style:text-properties fo:language="sv" fo:country="SE" officeooo:rsid="002eb0a3"/>
    </style:style>
    <style:style style:name="T20" style:family="text">
      <style:text-properties fo:language="sv" fo:country="SE" officeooo:rsid="00302422"/>
    </style:style>
    <style:style style:name="T21" style:family="text">
      <style:text-properties fo:language="sv" fo:country="SE" style:text-underline-style="solid" style:text-underline-width="auto" style:text-underline-color="font-color" fo:font-weight="normal" officeooo:rsid="002d02a7" style:font-weight-asian="normal" style:font-weight-complex="normal"/>
    </style:style>
    <style:style style:name="T22" style:family="text">
      <style:text-properties style:font-name="FreeMono" fo:font-size="11pt" fo:language="sv" fo:country="SE" fo:font-style="normal" fo:font-weight="bold" officeooo:rsid="001db983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FreeMono" fo:font-size="11pt" fo:language="sv" fo:country="SE" fo:font-style="normal" fo:font-weight="bold" officeooo:rsid="0025c57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FreeMono" fo:font-size="11pt" fo:language="sv" fo:country="SE" fo:font-style="normal" fo:font-weight="bold" officeooo:rsid="001ec001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officeooo:rsid="00245c93"/>
    </style:style>
    <style:style style:name="T26" style:family="text">
      <style:text-properties fo:font-size="12pt" fo:language="sv" fo:country="SE" officeooo:rsid="00302422" style:font-size-asian="10.5pt" style:font-size-complex="12pt"/>
    </style:style>
    <style:style style:name="T27" style:family="text">
      <style:text-properties fo:font-size="14pt" fo:language="sv" fo:country="SE" officeooo:rsid="002820c8" style:font-size-asian="14pt" style:font-size-complex="14pt"/>
    </style:style>
    <style:style style:name="T28" style:family="text">
      <style:text-properties fo:font-size="16pt" fo:language="sv" fo:country="SE" officeooo:rsid="00302422" style:font-size-asian="14pt" style:font-size-complex="16pt"/>
    </style:style>
    <style:style style:name="T29" style:family="text">
      <style:text-properties fo:font-size="16pt" fo:language="sv" fo:country="SE" officeooo:rsid="00302422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5">SimThebl Portfolio</text:span><text:span text:style-name="T1"> – Installationsmanual</text:span></text:p>
      <text:p text:style-name="P6"><text:span text:style-name="T1"/></text:p>
      <text:p text:style-name="P6"><text:span text:style-name="T25">SimThebl Portfolio</text:span><text:span text:style-name="T1"> är ett enkelt, lättviktigt presentationssystem för projekt på webben. Kom igång med din webb-portfolio direkt genom att följa dessa steg. </text:span><text:span text:style-name="T2">Det enda som krävs är att du kör ett Linux-system du är bekväm med och har Python 3.3 och Flask 0.10 installerat (är detta inte fallet följer separata instuktioner senare i dokumentet). Nu kör vi!</text:span></text:p>
      <text:p text:style-name="P6"><text:span text:style-name="T2"/></text:p>
      <text:list xml:id="list302672800846442817" text:style-name="L4">
        <text:list-item>
          <text:p text:style-name="P3"><text:span text:style-name="T3">Ladda ner </text:span><text:a xlink:type="simple" xlink:href="../../../../../"><text:span text:style-name="T11">simtheblportfolio.tar.gz</text:span></text:a><text:span text:style-name="T3"> till den katalog där du vill köra </text:span><text:span text:style-name="T10">SimThebl Portfolio</text:span><text:span text:style-name="T3">.</text:span></text:p>
        </text:list-item>
        <text:list-item>
          <text:p text:style-name="P3"><text:span text:style-name="T3">Kör </text:span><text:span text:style-name="T22">tar -xf </text:span><text:span text:style-name="T23">simtheblportfolio.tar.gz</text:span><text:span text:style-name="T5"> </text:span><text:span text:style-name="T3">och ställ dig i mappen med </text:span><text:span text:style-name="T22">cd <text:s/></text:span><text:span text:style-name="T23">simtheblportfolio</text:span></text:p>
        </text:list-item>
        <text:list-item>
          <text:p text:style-name="P2"><text:span text:style-name="T3">För att starta webbservern, kör: </text:span><text:span text:style-name="T22">python3.3 server.py &amp;</text:span></text:p>
        </text:list-item>
        <text:list-item>
          <text:p text:style-name="P2"><text:span text:style-name="T3">Nu kan </text:span><text:span text:style-name="T6">andra nå </text:span><text:span text:style-name="T3">din sida via din publika IP-adress.</text:span></text:p>
        </text:list-item>
      </text:list>
      <text:p text:style-name="P1"><text:span text:style-name="T3"/></text:p>
      <text:p text:style-name="P4"><text:span text:style-name="T4">Har du inte redan Python 3.3 och Flask 0.10 installerat på ditt Linux-system? Gör så här:</text:span></text:p>
      <text:p text:style-name="P4"><text:span text:style-name="T4"/></text:p>
      <text:list xml:id="list1396852637545326258" text:style-name="L5">
        <text:list-item>
          <text:p text:style-name="P5"><text:span text:style-name="T4">Gå till <text:tab/></text:span><text:a xlink:type="simple" xlink:href="http://www.python.org/download/releases/3.3.2/">http://www.python.org/download/releases/3.3.2/</text:a><text:span text:style-name="T4">, ladda ner och installera </text:span><text:span text:style-name="T8">Python 3.3</text:span><text:span text:style-name="T4">.</text:span></text:p>
        </text:list-item>
        <text:list-item>
          <text:p text:style-name="P5"><text:span text:style-name="T4">Gå till </text:span><text:a xlink:type="simple" xlink:href="http://flask.pocoo.org/">http://flask.pocoo.org/</text:a><text:span text:style-name="T4"> och ladda ner Flask version 0.10 och packa upp tarballen.</text:span></text:p>
        </text:list-item>
        <text:list-item>
          <text:p text:style-name="P5"><text:span text:style-name="T4">Installera Flask till Python 3.3 genom att ställa di</text:span><text:span text:style-name="T7">g</text:span><text:span text:style-name="T4"> i mappen och kör </text:span><text:span text:style-name="T24">sudo python3.3 setup.py install</text:span><text:span text:style-name="T4">.</text:span></text:p>
        </text:list-item>
        <text:list-item>
          <text:p text:style-name="P5"><text:span text:style-name="T4">Behöver installationen ytterligare program </text:span><text:span text:style-name="T9">(t.ex. setuptools)</text:span><text:span text:style-name="T4"> för att slutföras kan du installera dem på samma sätt. Var bara noga med att använda Python 3.3 till samtliga program så kommer allt gå bra.</text:span></text:p>
        </text:list-item>
        <text:list-item>
          <text:p text:style-name="P5"><text:span text:style-name="T4">Nu är du redo!</text:span></text:p>
        </text:list-item>
      </text:list>
      <text:p text:style-name="P17"><text:span text:style-name="T10">SimThebl Portfolio – Användarmanual</text:span></text:p>
      <text:p text:style-name="P8"><text:span text:style-name="T10"/></text:p>
      <text:p text:style-name="P15"><text:span text:style-name="T13">SimThebl portfolion består av följande sidor:</text:span></text:p>
      <text:p text:style-name="P7"><text:span text:style-name="T10"/></text:p>
      <text:p text:style-name="P10"><text:span text:style-name="T12"><text:tab/></text:span><text:span text:style-name="T13">1. S</text:span><text:span text:style-name="T12">tartsida </text:span><text:span text:style-name="T13">med information om sidans skapare, en välkomstskärm samt några små bilder <text:tab/> <text:s text:c="3"/>från några av projekten.</text:span></text:p>
      <text:p text:style-name="P10"><text:span text:style-name="T12"/></text:p>
      <text:p text:style-name="P10"><text:span text:style-name="T12"><text:tab/></text:span><text:span text:style-name="T13">2. Söksida</text:span><text:span text:style-name="T12"> med mer ingående </text:span><text:span text:style-name="T14">sök-alternativ</text:span><text:span text:style-name="T12">.</text:span></text:p>
      <text:p text:style-name="P10"><text:span text:style-name="T12"/></text:p>
      <text:p text:style-name="P10"><text:span text:style-name="T13"><text:tab/>3. P</text:span><text:span text:style-name="T12">rojektsida med kort </text:span><text:span text:style-name="T13">och allmän information</text:span><text:span text:style-name="T12"> </text:span><text:span text:style-name="T13">från </text:span><text:span text:style-name="T12">alla projekt.</text:span></text:p>
      <text:p text:style-name="P10"><text:span text:style-name="T12"/></text:p>
      <text:p text:style-name="P10"><text:span text:style-name="T12"><text:tab/></text:span><text:span text:style-name="T13">4. P</text:span><text:span text:style-name="T12">roje</text:span><text:span text:style-name="T13">k</text:span><text:span text:style-name="T12">tsida <text:s/></text:span><text:span text:style-name="T13">unik för varje projekt, här visas allt </text:span><text:span text:style-name="T15">om ett</text:span><text:span text:style-name="T13"> projekt upp.</text:span></text:p>
      <text:p text:style-name="P10"><text:span text:style-name="T13"/></text:p>
      <text:p text:style-name="P11"><text:span text:style-name="T27">Startsidan</text:span><text:span text:style-name="T17">'s</text:span><text:span text:style-name="T27"> </text:span><text:span text:style-name="T14">(enda) funktionalitet är ett sökfält. Klickar man på sök hänvisas man till /</text:span><text:span text:style-name="T20">list</text:span><text:span text:style-name="T14">.</text:span></text:p>
      <text:p text:style-name="P11"><text:span text:style-name="T14">&gt;om man håller musen över någonting, (css) visas det i en större, tydligare ruta.</text:span></text:p>
      <text:p text:style-name="P11"><text:span text:style-name="T14">&gt;om man klickar på något hänvisas man till motsvarande projekts sida.</text:span></text:p>
      <text:p text:style-name="P10"><text:span text:style-name="T13"/></text:p>
      <text:p text:style-name="P11"><text:span text:style-name="T27">Söksidan</text:span><text:span text:style-name="T14">, /</text:span><text:span text:style-name="T20">list</text:span><text:span text:style-name="T14">, visar alla projekt som matchar en sökning, eller alla projekt om inget sökord angetts.</text:span></text:p>
      <text:p text:style-name="P11"><text:span text:style-name="T14"/></text:p>
      <text:p text:style-name="P12"><text:span text:style-name="T15">Här finns kryssrutor för att bestämma vilka aspekter hos ett projekt man vill söka på </text:span><text:span text:style-name="T16">och</text:span><text:span text:style-name="T15"> för vilka tekniker ett projekt måste ha för att visas. </text:span><text:span text:style-name="T16">Det finns även en kryssruta för att bestämma om projekt ska visas i stigande eller fallande ordning baserat på en rullgardinsmeny som innehåller alla aspekter ett projekt kan ha</text:span><text:span text:style-name="T15">. </text:span></text:p>
      <text:p text:style-name="P12"><text:span text:style-name="T15"/></text:p>
      <text:p text:style-name="P12"><text:span text:style-name="T21">OBS!</text:span><text:span text:style-name="T15"> Endast projekt som innehåller just de ikryssade teknikerna kommer </text:span><text:span text:style-name="T19">att </text:span><text:span text:style-name="T15">visas, </text:span><text:span text:style-name="T16">om inte alla teknik-kryssrutor är avmarkerade, då de ignoreras.</text:span></text:p>
      <text:p text:style-name="P12"><text:span text:style-name="T16"/></text:p>
      <text:p text:style-name="P13"><text:span text:style-name="T19">Om ett sökord angetts på startsidan, eller i en tidigare sökning i /list, sparas det samt tillståndet för kryssrutorna <text:s/>till nästa sökning.</text:span></text:p>
      <text:p text:style-name="P13"><text:span text:style-name="T19"/></text:p>
      <text:p text:style-name="P14"><text:span text:style-name="T20">Klickar man på ett projekt i sökresultatet hänvisas man till det specifika projektets sida.</text:span></text:p>
      <text:p text:style-name="P14"><text:span text:style-name="T20"/></text:p>
      <text:p text:style-name="P14"><text:span text:style-name="T28">Projektsidan</text:span><text:span text:style-name="T18">,</text:span><text:span text:style-name="T28"> </text:span><text:span text:style-name="T20">/project/&lt;id&gt;, visar upp all information som finns tillgänglig för det aktuella projektet. Det innebär bilder, en kort/lång beskrivning av projektet, tekniker som använts osv.</text:span></text:p>
      <text:p text:style-name="P10"><text:span text:style-name="T13"/></text:p>
      <text:p text:style-name="P14"><text:span text:style-name="T29">Tekniksidan</text:span><text:span text:style-name="T20">, /techniques, visar alla tekniker som finns i databasen. &gt;Om man håller musen över en teknik visas alla projekt som tekniken ingår i i en större, snyggare ruta.</text:span></text:p>
      <text:p text:style-name="P14"><text:span text:style-name="T20"/></text:p>
      <text:p text:style-name="P9"><text:span text:style-name="T20">Övrigt </text:span><text:span text:style-name="T26">&gt;allt som händer på servern loggas i en fil. &gt;för att lägga till eller ta bort projekt används ”herpaderp?”</text:span></text:p>
      <text:p text:style-name="P9"><text:span text:style-name="T26"/></text:p>
      <text:p text:style-name="P10"><text:span text:style-name="T13"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 Bladh</meta:initial-creator>
    <meta:creation-date>2013-10-15T08:27:23</meta:creation-date>
    <dc:date>2013-10-15T11:24:17</dc:date>
    <dc:creator>Theodor Bladh</dc:creator>
    <meta:editing-duration>PT2H44M41S</meta:editing-duration>
    <meta:editing-cycles>19</meta:editing-cycles>
    <meta:generator>LibreOffice/4.0.5.2$Linux_X86_64 LibreOffice_project/400m0$Build-2</meta:generator>
    <meta:document-statistic meta:table-count="0" meta:image-count="0" meta:object-count="0" meta:page-count="2" meta:paragraph-count="29" meta:word-count="497" meta:character-count="3182" meta:non-whitespace-character-count="2707"/>
  </office:meta>
</office:document-meta>
</file>